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font-name="Times New Roman1"/>
    </style:style>
    <style:style style:name="T1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Alliance isra<text:span text:style-name="T11">é</text:span><text:span text:style-name="T12">lite universelle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sidore Cohen; L. J. Koenigswarter; Adolphe Cr<text:span text:style-name="T11">é</text:span><text:span text:style-name="T12">mieux</text:span>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Sabbath before Purim/</text:p>
      <text:p text:style-name="P7">on behalf of the Alliance [Hebrew]/</text:p>
      <text:p text:style-name="P7"/>
      <text:p text:style-name="P6">[Page 1]</text:p>
      <text:p text:style-name="P6">Brethren. <text:s/>Since my mind <text:span text:style-name="T2">arrived at the conviction</text:span><text:span text:style-name="T5"> became convinced,/ that the organization, started in France twenty eight/ years ago, is preeminently educational in its tendency, I/ bestowed upon it some of the most fervent thoughts,/ which I am able to conceive. <text:s/></text:span><text:span text:style-name="T2">Here</text:span><text:span text:style-name="T5"> To them I gave expression at ministerial con-/-ferences and in synagogues, at children schools and/ in friends' parlors. <text:s/>I </text:span><text:span text:style-name="T2">have</text:span><text:span text:style-name="T5"> earnestly presented the/ claims of the </text:span><text:span text:style-name="T6">Universal Israelitish Alliance</text:span><text:span text:style-name="T7">, to the/ cooperation of all who wish to see brethren freed from/ the fetters of ignorance which oppression has rivetted[sic!]. <text:s/>I must/ therefore unavoidably--though unwittingly--commit self-plagarism, when refer-/-ring to the same subject with great frequency. <text:s/>But/ just because I have repeatedly made </text:span><text:span text:style-name="T3">it</text:span><text:span text:style-name="T7"> a study, to/ gain familiarity with </text:span><text:span text:style-name="T3">the</text:span><text:span text:style-name="T7"> its working, </text:span><text:span text:style-name="T3">of</text:span><text:span text:style-name="T7"> the institution for/ which I plead, I may more readily perhaps secure </text:span><text:span text:style-name="T3">attention</text:span><text:span text:style-name="T7"> hearing and win for it/ public sympathy./</text:span></text:p>
      <text:p text:style-name="P6"><text:span text:style-name="T7">I cannot exactly quote authority, but I hold as a/ tradition that the </text:span><text:span text:style-name="T6">non possums</text:span><text:span text:style-name="T7"> (we cannot) of Pius/ IX, which </text:span><text:span text:style-name="T3">insulted</text:span><text:span text:style-name="T7"> offended nature, was the tocsin which sound-/-ed the alarm in the camp of Israel, and "</text:span><text:span text:style-name="T6">we can</text:span><text:span text:style-name="T7">-so help/ us God" thrillingly echoed forth from our own midst./</text:span></text:p>
      <text:p text:style-name="P6"><text:span text:style-name="T7"/></text:p>
      <text:p text:style-name="P6"><text:span text:style-name="T7">[Page 2]</text:span></text:p>
      <text:p text:style-name="P6"><text:span text:style-name="T7">The </text:span><text:span text:style-name="T6">Alliance</text:span><text:span text:style-name="T7"> was not brought into existence/ till February of 1860, but immediately after the/ atrocious </text:span><text:soft-page-break/><text:span text:style-name="T7">deed at Bologna, in the month of June 1858, </text:span><text:span text:style-name="T3">at</text:span><text:span text:style-name="T7">/ </text:span><text:span text:style-name="T3">Bologna</text:span><text:span text:style-name="T7"> Isidore Cohen, editor of the </text:span><text:span text:style-name="T6">Archives Israelite</text:span><text:span text:style-name="T7">/ at Paris, issued a call. <text:s/>He asked for union, to/ insure the ends which isolated remonstrances could/ not reasonably accomplish. <text:s/>Our children should not be torn/ from their mothers' arms, without eliciting a jointly dignified/ protest, influencing civilized nations. <text:s/>Another Mortara's/ abduction must be rendered an impossibility. <text:s/>But/ with the shield cast round the lives of individual/ Jews, must be thrown the mighty buckler/ of self-</text:span><text:span text:style-name="T3">defense</text:span><text:span text:style-name="T7">protection, wrought by a knowledge of inherent/ human rights. <text:s/>The appeal signed by its/ author, circulated fast through France and Italy with five additional names./ <text:s/></text:span><text:span text:style-name="T3">through France and Italy</text:span><text:span text:style-name="T7"> You have read them/ in one of the many articles with which the Jewish/ organ of our city teems in this week's issue./ <text:s/>The Purim </text:span><text:span text:style-name="T3">number</text:span><text:span text:style-name="T7"> edition of the </text:span><text:span text:style-name="T6">Exponent</text:span><text:span text:style-name="T7"> </text:span><text:span text:style-name="T3">has given you</text:span><text:span text:style-name="T7"> must have afforded/ also abundant information respecting the creation and/ aims of the Alliance. <text:s/>We learnt that under the </text:span><text:span text:style-name="T3">temporary presidency at the outset</text:span><text:span text:style-name="T7"> provisional government of a/ </text:span><text:span text:style-name="T3">L. J. Koenigswarter, at the outset,</text:span><text:span text:style-name="T7"> central committee, presided over by L. J. Koenigswarter, the association extended./</text:span></text:p>
      <text:p text:style-name="P6"><text:span text:style-name="T7"/></text:p>
      <text:p text:style-name="P6"><text:span text:style-name="T7">[Page 3]</text:span></text:p>
      <text:p text:style-name="P6"><text:span text:style-name="T7">It gained in popularity, when in 1863 Adolph Cr</text:span><text:span text:style-name="T8">é</text:span><text:span text:style-name="T9">-/-mieux, the renowned forum </text:span><text:span text:style-name="T4">and</text:span><text:span text:style-name="T9"> orator and statesman,/ first sat in the presidential chair </text:span><text:span text:style-name="T4">in 1863</text:span><text:span text:style-name="T9"> Salomon Munk,/ the </text:span><text:span text:style-name="T4">prolific</text:span><text:span text:style-name="T9"> invaluable author and erudite Orientalist who succeeded him, added/ lustre to it, and when literature had to deplore/ his death in February 1867 and Cr</text:span><text:span text:style-name="T8">é</text:span><text:span text:style-name="T9">mieux resumed/ what he had voluntarily relinquished before, twelve/ consecutive years of usefulness were recorded to the/ honor of the Alliance. <text:s/>S. H. Goldschmidt/ who had proved its staunch friend always, was by common consent deemed best/ fitted to direct it, after his celebrated coreligionist/ and colleague had passed away from earth. <text:s/>He/ has presided over the association during the last/ five years with singleness of purpose to enhance/ its interests, and with </text:span><text:span text:style-name="T4">personal</text:span><text:span text:style-name="T9"> unquestionable evidences of an un-/-stinted generosity to </text:span><text:span text:style-name="T4">further</text:span><text:span text:style-name="T9"> benefit it still further. <text:s/>Just 28 years have gone from the birth-/day of our Alliance. <text:s/></text:span><text:span text:style-name="T4">But</text:span><text:span text:style-name="T9"> Has that lapse of time lessened the necessity of/ an organization raised to fight with moral arms the/ inveterate foes of our people? <text:s/>Must it now disband,/ together with its potent auxiliaries, the "Anglo-Jewish/ association", and the "Allianz zu Wien?/</text:span></text:p>
      <text:p text:style-name="P6"><text:span text:style-name="T9"/></text:p>
      <text:p text:style-name="P6"><text:span text:style-name="T9">[Page 4]</text:span></text:p>
      <text:p text:style-name="P6"><text:span text:style-name="T9">Is the large-hearted munificence of the/ Bischoffsheins, or the Cohns, </text:span><text:span text:style-name="T4">and</text:span><text:span text:style-name="T9"> or that, surpassing/ all praise, of Baron De Hirsch, who lavishes millions/ as if they were thus, no longer wanted? <text:s/>I </text:span><text:span text:style-name="T4">truly</text:span><text:span text:style-name="T9"> really/ feel indignant when I hear would-be liberal boast of/ the rapid progress of the age in which we live and as this call</text:span><text:span text:style-name="T4">ing</text:span><text:span text:style-name="T9">/ upon us to </text:span><text:span text:style-name="T4">see</text:span><text:span text:style-name="T9"> look how the murky clouds of prejudice are/ fleeing apace, leaving for our contemplation only the/ brightness of universal toleration. <text:s/>Why brethren had we no other/ knowledge of the ill-will still nurtured against our race,/ than what we can gather from the monthly and/ semi-annual </text:span><text:span text:style-name="T10">Bulletins</text:span><text:span text:style-name="T9"> of the Alliance, we would/ possess sufficient data proving that the Messianic/ era, whose advent some fancy to be looming high,/ is far, aye: very far off. <text:s/>Politically and socially/ the largest majority of our fellow-believers scattered abroad,/ bear the effects of deep-rooted prejudice; therefore Jews/ do stand in need of protectors and guides; of protectors,/ to watch every opportunity, when either directly through/ enlightened governments, or indirectly through personal/ influences, the victims of oppression may suffer less violence/ of guides, to search out for the persecuted a way to self-redemption./</text:span></text:p>
      <text:p text:style-name="P6"><text:span text:style-name="T9"/></text:p>
      <text:p text:style-name="P6"><text:span text:style-name="T9">[Page 5]</text:span></text:p>
      <text:p text:style-name="P6"><text:span text:style-name="T9"><text:tab/>The Alliance </text:span><text:span text:style-name="T10">is</text:span><text:span text:style-name="T9"> liberal. <text:s/>Who dares charge it with narrow-spiritedness? <text:s/>More than once it/ has contributed to the relief of non-Israelites, when/ humanity </text:span><text:span text:style-name="T4">appealed</text:span><text:span text:style-name="T9"> pleaded. <text:s/>In 1860, </text:span><text:span text:style-name="T4">when</text:span><text:span text:style-name="T9"> in its very incipience, it opened a sub-/-scription list in aid of the Christians at Lebanon,/ whom Mohammedan fanaticism had delivered to sword/ and famine. <text:s/>In 1877, during the Russo-Turkish war,/ when Christian fanaticism slaughtered Mohamedans/ with Jews, the Alliance commissioned Chevalier </text:span><text:soft-page-break/><text:span text:style-name="T9">Vene-/-ziani indistinctly to lend assistance to </text:span><text:span text:style-name="T4">all</text:span><text:span text:style-name="T9"> the refugees. <text:s/>But/ the Alliance is not utopian in its tendencies. <text:s/>It/ does not entertain notions of a false liberalism. <text:s/>It realizes/ where its working is imperatively, constantly, and/ vigilantly wanted. <text:s/>The Alliance is Jewish in its/ essential features, because Jews are few and powerless/ in the </text:span><text:span text:style-name="T4">presence</text:span><text:span text:style-name="T9"> face of multitudes of mighty adversaries./ <text:s/>It cannot say to our brethren in Morocco or in South/ Arabia "rise and strike", for it were like asking one/ whose hands are manacled, to break the iron/ bars of his prison; but it remonstrates against </text:span><text:span text:style-name="T4">brutality</text:span><text:span text:style-name="T9"> barbarity,/ and educates the unfortunates into a perception of their/ lowliness, that learning self-respect by education, they may even-/-tually </text:span><text:span text:style-name="T4">plead for demand</text:span><text:span text:style-name="T9"> challenge the recognition of their manhood, and given eman-/-cipation./</text:span></text:p>
      <text:p text:style-name="P6"><text:span text:style-name="T9"/></text:p>
      <text:p text:style-name="P6"><text:span text:style-name="T9">[Page 6]</text:span></text:p>
      <text:p text:style-name="P6"><text:span text:style-name="T9">I shall not offer a detailed account of its appliances,/ in pursuit of that noble object. <text:s/>I shall not tell/ of its watchfulness over the interests of European/ Jews and explain that, while battling against the treachery/ of Roumania, and thwarting the Antisemitism of/ Hungary, it plants schools which teach then thou-/-sand pupils, whose number might easily increase/ to fifty thousand, if adequate means were at/ hand. <text:s/>I have had occasion often to describe/ the religious and secular instruction imparted under/ the auspices of our comprehensive organization; the/ trades and professions fostered, the needle and house-/-hold work and habits of industry encouraged among/ girls of our faith, in countries where </text:span><text:span text:style-name="T4">they</text:span><text:span text:style-name="T9"> females are held/ as </text:span><text:span text:style-name="T4">beings</text:span><text:span text:style-name="T9"> vulgarly inferior beings, depending in caprice</text:span><text:span text:style-name="T4">ously</text:span><text:span text:style-name="T9"> </text:span><text:span text:style-name="T4">and vulgarly dependent beings</text:span><text:span text:style-name="T9">. <text:s/>Those/ whom I weekly address may perhaps have heard/ me say at this season, how the Alliance in its far-reaching/ aim sought also to rescue our fellow-religionists in Abyssinia,/ to which benighted land it sent Joseph Halevy, and/ from which it brought to Paris a Falasha youth to/ be trained there as a future missionary among his brethren,/</text:span></text:p>
      <text:p text:style-name="P6"><text:span text:style-name="T9"/></text:p>
      <text:p text:style-name="P6"><text:span text:style-name="T9">[Page 7]</text:span></text:p>
      <text:p text:style-name="P6"><text:span text:style-name="T9">and how disappointed </text:span><text:span text:style-name="T4">was</text:span><text:span text:style-name="T9"> the Alliance was, when/ the lad irresistibly seized with home sickness returned/ and died on his way back; how a youth from Persia is/ now in the Metropolis of France under instruction,/ and others from </text:span><text:span text:style-name="T4">distant</text:span><text:span text:style-name="T9"> cities in the distant Orient are bred up/ in a French seminary to assume in turn the task of preceptors to their fellow-believers/ in abjection. <text:s/>I may also have related how literature/ and science cultivated by our people, receive aid and/ coutnenance from our all embracing association--ever/ ready to subsidize authors in the publication of their/ labors. <text:s/>But a subject of very recent date, pe-/-culiarly American, deserves special reference. <text:s/>Pseudo-re-/-form may laugh to scorn the idea of doing Palestine/ reverence, as the centre whence Hebrew doctrines and tra-/-ditions flowed down to </text:span><text:span text:style-name="T4">successive ages</text:span><text:span text:style-name="T9"> posterity, but so long as the/ heart is capable of pulsating for what is holy and/ true, Zion will remain an object of veneration. <text:s/>To elevate/ the condition of its present inhabitants has been the/ study of the right thinking. <text:s/>For ages the cities in/ which priests and prophets preached the word of God, were/ sought after only as sepulchres for pilgrims./ <text:s/>Fruitless meditations absorbed the minds of the latter,/</text:span></text:p>
      <text:p text:style-name="P6"><text:span text:style-name="T9"/></text:p>
      <text:p text:style-name="P6"><text:span text:style-name="T9">[Page 8]</text:span></text:p>
      <text:p text:style-name="P6"><text:span text:style-name="T9">and their poverty was relieved by the mistaken/ zeal of pious Israelites abroad. <text:s/>But a new spirit/ awoke, and a </text:span><text:span text:style-name="T4">wish</text:span><text:span text:style-name="T9"> determination to rejuvenate the land of the patriarchs/ by the activity of their descendants, powerfully seized/ </text:span><text:span text:style-name="T4">the minds of the</text:span><text:span text:style-name="T9"> reflecting minds. <text:s/>To that we owe the Jaffa/ agricultural school, founded by Charles Nitter; to/ that we owe three more agricultural colonies, severally/ called </text:span><text:span text:style-name="T10">Bishon Le-Zijon</text:span><text:span text:style-name="T9">, </text:span><text:span text:style-name="T10">Rosh Pinnah</text:span><text:span text:style-name="T9"> and </text:span><text:span text:style-name="T10">Sumarin</text:span><text:span text:style-name="T9">,/ struggling hard to win success. <text:s/>But Palestine of the Sultan, is/ poor and ill-governed. <text:s/>Jewish immigrants have, more/-over, another evil against which to contend--the wiles/ of propagandists who lay the bait to catch the un-/-wary and tie them to the Juggernaut car of apos-/-tasy. <text:s/>Free eating </text:span><text:span text:style-name="T4">houses and lodging</text:span><text:span text:style-name="T9"> houses and night </text:span><text:span text:style-name="T4">houses</text:span><text:span text:style-name="T9"> shelters, asylums and/ hospitals are so many nets spread to the feet of/ Jews open to allurements. <text:s/>We </text:span><text:soft-page-break/><text:span text:style-name="T9">too have </text:span><text:span text:style-name="T4">in-</text:span><text:span text:style-name="T9"> orga/ </text:span><text:span text:style-name="T4">stitutions</text:span><text:span text:style-name="T9"> -nizations of the same character, but unequal to the want./ <text:s/>The order of </text:span><text:span text:style-name="T10">Bene' Berith</text:span><text:span text:style-name="T9"> (Children of the Covenant) proposes now to redeem/ the appellation it bears, by helping to retain our/ children in the covenant, where a fear of their eventual/ desertion exists. <text:s/>An appeal has emanated/ from the District Grand Lodge, urging the rasing[sic!] 5000/</text:span></text:p>
      <text:p text:style-name="P6"><text:span text:style-name="T9"/></text:p>
      <text:p text:style-name="P6"><text:span text:style-name="T9">[Page 9]</text:span></text:p>
      <text:p text:style-name="P6"><text:span text:style-name="T9">dollars annually, by a yearly assessment/ of 20 cents per capita, to assist an asylum for Jewish/ orphans at Jerusalem already in operation, and/ a school where our boys learn a trade, </text:span><text:span text:style-name="T4">founded</text:span><text:span text:style-name="T9"> established/ by the Universal Israelitish Alliance. <text:s/>The/ proposition met with a violent opposition </text:span><text:span text:style-name="T4">on</text:span><text:span text:style-name="T9"> at the/ </text:span><text:span text:style-name="T4">part</text:span><text:span text:style-name="T9"> hands of the Rabbi-Editor and College-President at/ Cincinnati, the </text:span><text:span text:style-name="T4">[?]</text:span><text:span text:style-name="T9"> noted "Reformer" who believes that his institution must/ have precedence to all else in Judaism; but the/ Bene Berith officials thought otherwise. <text:s/>They/ have our commendation. <text:s/>And now, what/ Purim greetings </text:span><text:span text:style-name="T4">should</text:span><text:span text:style-name="T9"> will you send to the Central/ Committee of our far reaching association, at Paris?/ <text:s/>Brothers and sisters. <text:s/>The command of Mordecai/ and Esther points it out [Hebrew]/ [Hebrew]. <text:s/>"</text:span><text:span text:style-name="T4">Give</text:span><text:span text:style-name="T9"> Lend presents to one another, and </text:span><text:span text:style-name="T4">donations</text:span><text:span text:style-name="T9"> gifts/ to the needy" </text:span><text:span text:style-name="T4">points</text:span><text:span text:style-name="T9"> Let the tokens of your sympathy/ </text:span><text:span text:style-name="T4">for</text:span><text:span text:style-name="T9"> with the unflagging efforts of the Alliance, and your/ compassion for those of your race in oppression and/ ignorance be evinced, by forwarding in their behalf </text:span><text:span text:style-name="T4">gifts</text:span><text:span text:style-name="T9"> donations to the/ treasurer of our Philadelphia branch, or to him/ who </text:span><text:span text:style-name="T4">now</text:span><text:span text:style-name="T9"> addresses you from this pulpi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1T14:29:21.40</meta:creation-date>
    <meta:document-statistic meta:table-count="0" meta:image-count="0" meta:object-count="0" meta:page-count="5" meta:paragraph-count="82" meta:word-count="1962" meta:character-count="12701"/>
    <dc:date>2012-07-11T15:54:13.77</dc:date>
    <dc:creator>Penn Libraries</dc:creator>
    <meta:editing-duration>PT00H06M10S</meta:editing-duration>
    <meta:editing-cycles>1</meta:editing-cycles>
    <meta:generator>OpenOffice.org/3.2$Win32 OpenOffice.org_project/320m12$Build-9483</meta:generator>
  </office:meta>
</office:document-meta>
</file>